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10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4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1-14T11:41:15.62">
            <text:p>2019/11/14 11:4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8">
            <text:p>88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8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0">
            <text:p>1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14T11:41:15.84">
            <text:p>2019/11/14 11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23)">
            <text:p>sn(423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4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emp=3-4,k.E,R=2,pitch=1-8-7m-10m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40"/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1">
            <text:p>21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/>
          <table:table-cell table:style-name="ce46" office:value-type="string">
            <text:p>part=accompany,based-on=te-9,type=blues-like,R=7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6,k.F,using-chords=F,C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88">
            <text:p>88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p=II♭-III♭-I,k.B,e.g.=C-D-B,R=5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,R=1,k.B,k.C#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7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+,k.F#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/>
          <table:table-cell table:style-name="ce46" office:value-type="string">
            <text:p>k.Em,cp=6m-7m-1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/>
          <table:table-cell table:style-name="ce46" office:value-type="string">
            <text:p>,k.A,type=pop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c.p.</text:p>
          </table:table-cell>
          <table:table-cell table:style-name="ce49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0">
            <text:p>10</text:p>
          </table:table-cell>
          <table:table-cell table:style-name="ce47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M18])" office:value-type="float" office:value="1">
            <text:p>1</text:p>
          </table:table-cell>
          <table:table-cell table:style-name="ce47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/>
          <table:table-cell table:style-name="ce50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6-Bf6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8">
            <text:p>8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6+2-G6+2,R=1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8">
            <text:p>8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G?,R=2,cp=IV-I(?)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code=0821-R.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or=coda,k.E,progression=L6m-L7m-1(cp);k.C,R=3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R=1,k.C,cp=I-V-VIm-Ⅲm~Ⅳ-I-Ⅳ-V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tyle=backing,R=2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cp=Ⅳ-V-Ⅲm-Ⅵm~Ⅳ-V-I,R=7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email-3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4:4-3:0-2:0,k.Eon5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m7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k.C?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hord=F6+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pitch=L5-1-5:1-4-8,k.A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k.C#.k.E▽(-5)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Xm7,k.G,R=4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k.G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8-2,k.F#,cp=4-5-1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/>
          <table:table-cell table:style-name="ce46" office:value-type="string">
            <text:p>,k.Bm7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/>
          <table:table-cell table:style-name="ce46" office:value-type="string">
            <text:p>,k.A,note=1-3-4-5,k.D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1,k.Dm9▽,R=2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46" office:value-type="string">
            <text:p>,note=1-3-5m-5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50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/>
          <table:table-cell table:style-name="ce46"/>
          <table:table-cell table:style-name="ce49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D▽(-5)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R=5,k.B6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△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k.D△+12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ontinue=ch-5,k.C△+10,R=5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Ef-E,k.Ef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:4-2:0-1:0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Ⅲm-Ⅱm-I,R=5,k.Bf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chord-table</text:p>
          </table:table-cell>
          <table:table-cell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3">
            <text:p>4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tapping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6">
            <text:p>40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tapping,em=patt-1;p1;s3.n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for=scale:hammering:pulling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71];2)" office:value-type="string" office:string-value="re">
            <text:p>r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2">
            <text:p>40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harmonics,em=s3;p3;et-1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1;patt-2;patt-3;patt-5.n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.n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s2;patt-6;2p;patt-9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;3p;2s_patt-10(4);4p;s4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flamenco,em=patt-1_t.80;p1;s1;frets=3-5-12-a.o.^patt-4;t.70;p1;s4;frets=4-5^patt-10;t.7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6" office:value-type="string">
            <text:p>2019-10-20_18-12-55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arpeggio(see=f-82),em=p.1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0" office:value-type="string">
            <text:p>patt,for=arpeggio,em=p2;s1;for=arpeggio;str=5~1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7">
            <text:p>41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section=coda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49" office:value-type="string">
            <text:p>2019-11-01_18-58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2;1s;patt-3;t.60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3;s1;p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4">
            <text:p>40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.65,em=patt-3;s1;p2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,chord=I:Ⅳ,R=3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4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ch-7,R=4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C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with-rythm,R=6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fur-1,R=5 / FUR+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2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18-2(4)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5,R=4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01-2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6" office:value-type="string">
            <text:p>R=6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 / sec-A,R=5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6,R=5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chord=I,IV,V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5,k.C6,R=7 / FUR+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F,based-on=c.p.-3,using-chords=F,G,R=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m#,i.f.=ch-13,R=4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,R=5,using-chords=C,G,pitch=L7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slide-long,k.E,R=7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pitch=9m-8-7m,k.A7,R=1 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 R=2, R=3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3,k.Am7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v-2,file=0827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,R=1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R=1,R=2 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N+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score=harmonica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t=g+h,R=1,k.C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伴奏のみ,R=2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fill-in,at=msr.4,R=3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6" office:value-type="string">
            <text:p>R=1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k.D,inst=g+h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8,k.A/E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R=2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ap.2,R=7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=g+h,R=3,cp=c.p.-7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+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(copy),src=canon(pachelbell),k.C,R=4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=6,tab-diagram+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k.Em,R=5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ins=g+h,k.G,R=3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.p.-7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5" office:value-type="string">
            <text:p>-</text:p>
          </table:table-cell>
          <table:table-cell table:style-name="ce51" office:value-type="string">
            <text:p>i.f.=te-5,R=2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ec=A,R=1,sec=B,R=2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p=C△-D△+10,R=4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cp=c.p.-10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09-2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id=s-1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6" office:value-type="string">
            <text:p>v-1,k.C#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k.C 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/>
          <table:table-cell table:style-name="ce46" office:value-type="string">
            <text:p>i.f.=f-4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/>
          <table:table-cell table:style-name="ce46" office:value-type="string">
            <text:p>i.f.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/>
          <table:table-cell table:style-name="ce46" office:value-type="string">
            <text:p>i.f.=c.p.-3,code=0819-R.4,R=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(2),R=3 / (3),R=4 / (4),R=5 / (5),R=6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/>
          <table:table-cell table:style-name="ce46" office:value-type="string">
            <text:p>c.p.-4,part=melody,code=0821-R.1,(1),R=2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/>
          <table:table-cell table:style-name="ce46" office:value-type="string">
            <text:p>back=ba-1,k.E,R=8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58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.4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A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/>
          <table:table-cell table:style-name="ce46" office:value-type="string">
            <text:p>,k.G,cp=G-C-D,type=arpeggio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6-3,memo+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2),v-2,pitch=1-3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3),v-3,pitch=1-5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6" office:value-type="string">
            <text:p>,b.o.=te-9,inst=g+h,cp=G-C-D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6" office:value-type="string">
            <text:p>,b.o.=c.p.-4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6" office:value-type="string">
            <text:p>,k.E,theme=str-1,6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6" office:value-type="string">
            <text:p>,ins=g+h,b.o.=f-45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frase</text:p>
          </table:table-cell>
          <table:table-cell table:style-name="ce49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cp=c.p.-3,k.F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k.F#,cp=4-5-1,i.f.=ch-18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0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0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6" office:value-type="string">
            <text:p>,inst=h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3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opening,memo-eigen+:section-1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patt-2.静か memo-eigen+:section-2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/>
          <table:table-cell table:style-name="ce49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theme=new-position,memo+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cap.2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rev,var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49" office:value-type="string">
            <text:p>,capo.5,cp=Ⅳ-Ⅲ-1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0" office:value-type="string">
            <text:p>,k.C,cp=I△-Ⅱ6</text:p>
          </table:table-cell>
          <table:table-cell table:style-name="ce49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6" office:value-type="string">
            <text:p>,ins=h+g,th=basic,memo+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=patt-1,t.80,patt-4,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,theme=as-you-wish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rev,memo-eigen+:p.1_sec-1;sec-2;sec-3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type=tap-guitar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k.A,chords=A;D;E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g-1007-6,e.m.=patt-4;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49" office:value-type="string">
            <text:p>,k.D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:VIDEO / @自宅 / メモ / guitar,gt / 演奏 / g-1007-* / f-72.n</text:p>
          </table:table-cell>
          <table:table-cell table:style-name="ce49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8T10:54:30.46">
            <text:p>2019/10/8 10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d.D,patt-1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kaki-1(After...Sidewalk)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.m.=patt-2(p.2)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33];2)" office:value-type="string" office:string-value="pa">
            <text:p>pa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14_15-45-4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et-3,n,i.f.=patt-4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7">
            <text:p>40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heme=stomp,em=p4;s1.n;et-5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6" office:value-type="string">
            <text:p>2019-10-22_15-43-12_000.jpg</text:p>
          </table:table-cell>
          <table:table-cell table:number-columns-repeated="2"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6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62];2)" office:value-type="string" office:string-value="re">
            <text:p>r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,em=et-1;1p;2s;t.70;patt-5;patt-6;patt-7:t.60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5;s1;et-2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0" office:value-type="string">
            <text:p>theme=tapping,patt-10.n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6" office:value-type="string">
            <text:p>n</text:p>
          </table:table-cell>
          <table:table-cell table:style-name="ce49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3];2)" office:value-type="string" office:string-value="pa">
            <text:p>pa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4];2)" office:value-type="string" office:string-value="pa">
            <text:p>pa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4_15-45-41_000.jpg</text:p>
          </table:table-cell>
          <table:table-cell table:number-columns-repeated="2"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i.f.=f-77;p3;3s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i.f.=et-6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0">
            <text:p>4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7</text:p>
          </table:table-cell>
          <table:table-cell table:style-name="ce42" office:value-type="string">
            <text:p>n </text:p>
          </table:table-cell>
          <table:table-cell table:style-name="ce46"/>
          <table:table-cell table:style-name="ce49" office:value-type="string">
            <text:p>2019-11-08_18-13-0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4">
            <text:p>4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2">
            <text:p>42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em=p1;s2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6">
            <text:p>41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action=write-out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3,R=4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er=ch-13,k.C#m,pitch=L5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D-A:1-3-7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C,memo+,b.o.=hm-3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6" office:value-type="string">
            <text:p>,note=D4-F#-G-D5,k.D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harmony</text:p>
          </table:table-cell>
          <table:table-cell table:style-name="ce49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k.G#,str-1:2:3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6" office:value-type="string">
            <text:p>practice 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49" office:value-type="string">
            <text:p>,theme=コード進行、EmからFへ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-multi-strings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tapping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0" office:value-type="string">
            <text:p>,theme=harmonics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3">
            <text:p>40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0" office:value-type="string">
            <text:p>,harmonics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コードと、一音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つなぎの音,based-on=sec-8(c.p.-8)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rythm,R=2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,prev.fur-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position探し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6" office:value-type="string">
            <text:p>k.E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finger-positions,k.E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based-on=f-6,R=1,(1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49" office:value-type="string">
            <text:p>k.F,(2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6" office:value-type="string">
            <text:p>ref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2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C,E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E/5,A△,E6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30-1 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6" office:value-type="string">
            <text:p>,memo+,cp=8-5-6,k.G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49" office:value-type="string">
            <text:p>,cp=I7-Ⅱ6,memo+,k.D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C 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doc=email-list-1,tune=kaki;DABF#AC# 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345];2)" office:value-type="string" office:string-value="re">
            <text:p>r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chord-table,tune=KAKI-1,fret=0-4,eigen-memo,p.1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arpeggio,eigen-memo,p.1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となりあった弦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ock-like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open-code,str-6:5:4:3,R=1,k.D9▽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harmonics,harmnics-flets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2,ch-5のあと、どの音に下がるか？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c.p.=V-IV-I,k.F,R=6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-4:2-0:,k.E,R=1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sr=4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ody=pattern-1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=pattern-2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+:p.1_sec-1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49" office:value-type="string">
            <text:p>rev,(f-45),file=0918-3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6" office:value-type="string">
            <text:p>v-2,(f-45),inst=g+h,R=4;msr.4,R=5,msr.4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file=0911-2,id=s-2,rs-2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nst=g+g,accom=0821-1,part=melody,id=s-3,f-4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d=s-4,f-2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email=3,memo+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var,theme=new-pattern,memo-eigen+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3;p.1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2;p.1;patt-4,(2)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6" office:value-type="string">
            <text:p>R=2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3">
            <text:p>42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k.B,em=p6;s3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1;s2;for=hammering:pulling,k.A,t.140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k.D,em=2p;s1:s2.n,t.70,scale=D3-6str.0fret~A4-3str.3fret;12-notes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,for=scale,k.A:t.75:t.80,k.D:t.70:t.80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3;s1;scale;k.F#;t.60_p4;s2;new;t.60;notes=F#3~B4_k.E;p3;s2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scale,k.A~t.60,k.D~t.70,k.F#~t.70~8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5">
            <text:p>40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A;t.65,k.D;t.75-85,em=p4;s3;k.D;use=slide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9">
            <text:p>4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patt-N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2">
            <text:p>4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note=D3-D5_p5;s2.n 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0" office:value-type="string">
            <text:p>other,em=s1;p3;t.75;k.F#,em=s2;p3;k.D,em=s1;p3;k.A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em=et-1;p1;s2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et-.m,t.75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,re,for=position-movement,em=1p;3s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1;s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6" office:value-type="string">
            <text:p>.n,em=s1;p1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,aggregate-1.n,em=p1;s4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rev,em=et-1,t.70,t.75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e-1,k.C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muting,mute-by=LF;f.3,R=2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=3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5" office:value-type="string">
            <text:p>-</text:p>
          </table:table-cell>
          <table:table-cell table:style-name="ce52" office:value-type="string">
            <text:p>tech=LH;move;position,fret=3-5,str=6-5-4,R=1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6" office:value-type="string">
            <text:p>,theme=harmonics+normal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,tech=左指で音消し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rev,file=0926-1 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,play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6" office:value-type="string">
            <text:p>,theme=音消し+multi-flets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9" office:value-type="string">
            <text:p>,threme=音消し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,from=m-2,cp=Em-F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rev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左指で、音をカット,k.E,R=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topic=スライド+ポジション,R=3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和音；1-noteのみスライド,R=1,string=3:4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-1(ch-16),２弦を、左指でミュート,R=1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３弦を同時にスライド,R=2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11-2,k.E,memo+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teq=3-str-slide,span=2-flet,R=1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1">
            <text:p>40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,theme=harmonics,t.80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8">
            <text:p>4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theme=harmonics;t.70;R=1_stomp;R=2_flamenco;R=3_arpeggio;task-1;t.75 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1">
            <text:p>4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:harmonics:hammering-pulling:flamenco~et-6:patt-7:patt-10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5">
            <text:p>4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:flamenco:R=2_tapping:R=3_scale:k.A:st-1;p5;s3:p6;s1:R=4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2,3,4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8">
            <text:p>41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arpeggio_hammering-pulling_harmonics:R=3_tap_stom_scal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9">
            <text:p>4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arpeggio_hammering-pulling_harmonics_tap_scal:R=2_flamenco:R=1</text:p>
          </table:table-cell>
          <table:table-cell table:style-name="ce49" office:value-type="string">
            <text:p>2019-11-11_17-52-37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11-12T10:26:50.739999">
            <text:p>2019/11/12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0">
            <text:p>4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49" office:value-type="string">
            <text:p>2019-11-12_18-13-44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1-13T10:34:40.639999">
            <text:p>2019/11/13 10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1">
            <text:p>42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harmonics:et-5_flamenco:et-6:patt-13.n:t.75~115;R=1_arpeggio_tapping_stomp:f-77:patt-3.n:R=3:patt-4:R=4.n_scale:st-1:p6;s2:t.~180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3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4T11:41:13.89">
            <text:p>2019/11/14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rs-24</text:p>
          </table:table-cell>
          <table:table-cell table:style-name="ce55" office:value-type="string">
            <text:p>,tune=d.C </text:p>
          </table:table-cell>
          <table:table-cell table:style-name="ce55"/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5" office:value-type="string">
            <text:p>,k.D,tune=d.D</text:p>
          </table:table-cell>
          <table:table-cell table:style-name="ce55" office:value-type="string">
            <text:p>R=1 </text:p>
          </table:table-cell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,tune=d.D</text:p>
          </table:table-cell>
          <table:table-cell table:style-name="ce55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var,type=tap-guitar</text:p>
          </table:table-cell>
          <table:table-cell table:style-name="ce55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3;p.1</text:p>
          </table:table-cell>
          <table:table-cell table:style-name="ce55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2;p.1;patt-4,(2)</text:p>
          </table:table-cell>
          <table:table-cell table:style-name="ce55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5" office:value-type="string">
            <text:p>f-65</text:p>
          </table:table-cell>
          <table:table-cell table:style-name="ce55" office:value-type="string">
            <text:p>,k.A,chords=A;D;E</text:p>
          </table:table-cell>
          <table:table-cell table:style-name="ce55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80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81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82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83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484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85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8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8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9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95.851cm" draw:caption-point-x="-1.353cm" draw:caption-point-y="2.54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10];6;2)" office:value-type="string" office:string-value="09">
            <text:p>09</text:p>
          </table:table-cell>
          <table:table-cell table:formula="of:=MID([.F510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10];[.I510];&quot;-&quot;;LEFT([.G51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62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23)">
            <text:p>sn(423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4T11:41:16.98">
            <text:p>2019/11/14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cm" draw:caption-point-x="-1.353cm" draw:caption-point-y="2.34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9"/>
          <table:table-cell table:style-name="ce80"/>
          <table:table-cell table:style-name="ce82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8" office:value-type="float" office:value="2">
            <text:p>2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8" office:value-type="float" office:value="3">
            <text:p>3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 table:number-columns-repeated="2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8">
            <text:p>88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80" table:number-columns-repeated="2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 table:number-columns-repeated="3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0">
            <text:p>1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5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37:42.38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14T11:41:17.15">
            <text:p>2019/11/14 11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90" table:formula="of:=CONCATENATE(&quot;sn(&quot;;MAX(range_sn__kb);&quot;)&quot;)" office:value-type="string" office:string-value="sn(37)">
            <text:p>sn(37)</text:p>
          </table:table-cell>
          <table:table-cell table:style-name="ce90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7">
          <table:table-cell table:style-name="ce91" office:value-type="float" office:value="8">
            <text:p>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ar-1</text:p>
          </table:table-cell>
          <table:table-cell table:style-name="ce93"/>
          <table:table-cell table:style-name="ce95" office:value-type="string">
            <text:p>,k.C,notes=1-5-7-8-5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arpeggio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kb;[.M2])" office:value-type="float" office:value="1">
            <text:p>1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7">
          <table:table-cell table:style-name="ce92" office:value-type="float" office:value="2">
            <text:p>2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c.p.-1</text:p>
          </table:table-cell>
          <table:table-cell table:style-name="ce93"/>
          <table:table-cell table:style-name="ce96" office:value-type="string">
            <text:p>(2),chords=C△-D△-E7 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kb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91" office:value-type="float" office:value="34">
            <text:p>3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patt-2.n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kb;[.M4])" office:value-type="float" office:value="1">
            <text:p>1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91" office:value-type="float" office:value="29">
            <text:p>2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ch.C=patt-1,ch.D=patt-1,t.70,k.C,memo+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kb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91" office:value-type="float" office:value="32">
            <text:p>32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kb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91" office:value-type="float" office:value="10">
            <text:p>1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kb;[.M7])" office:value-type="float" office:value="12">
            <text:p>12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91" office:value-type="float" office:value="25">
            <text:p>2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1;chord=D△-&gt;pattern-1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kb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91" office:value-type="float" office:value="26">
            <text:p>2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2;chord=D△-&gt;pattern-2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kb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92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2"/>
          <table:table-cell table:style-name="ce96" office:value-type="string">
            <text:p>(1),k.C,cp=c.p.-1</text:p>
          </table:table-cell>
          <table:table-cell table:style-name="ce95" office:value-type="string">
            <text:p>2019-09-08_17-42-56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kb;[.M10])" office:value-type="float" office:value="1">
            <text:p>1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91" office:value-type="float" office:value="33">
            <text:p>33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-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kb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91" office:value-type="float" office:value="35">
            <text:p>3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rev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kb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1" office:value-type="float" office:value="36">
            <text:p>3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n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kb;[.M13])" office:value-type="float" office:value="0">
            <text:p>0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1" office:value-type="float" office:value="37">
            <text:p>3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B-melody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float" office:value="13">
            <text:p>13</text:p>
          </table:table-cell>
          <table:table-cell table:style-name="ce64" office:value-type="string">
            <text:p>LH.M</text:p>
          </table:table-cell>
          <table:table-cell table:style-name="ce68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7">
          <table:table-cell table:style-name="ce91" office:value-type="float" office:value="30">
            <text:p>3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eigen-memo=p.1_sec-2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memo</text:p>
          </table:table-cell>
          <table:table-cell table:style-name="ce68" table:formula="of:=COUNTIF(range_genre__kb;[.M15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91" office:value-type="float" office:value="21">
            <text:p>21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cp=1-5-6m-3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09-29_14-16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4">
            <text:p>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2</text:p>
          </table:table-cell>
          <table:table-cell table:style-name="ce93"/>
          <table:table-cell table:style-name="ce96" office:value-type="string">
            <text:p>,cp=1-5-6m-3m/4-1-4-5,R=1(domino)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1v,1d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0">
            <text:p>20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3">
            <text:p>13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3" office:value-type="string">
            <text:p>R=3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7">
            <text:p>17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7">
            <text:p>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3</text:p>
          </table:table-cell>
          <table:table-cell table:style-name="ce93"/>
          <table:table-cell table:style-name="ce96" office:value-type="string">
            <text:p>,th=6th-note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1">
            <text:p>11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3" office:value-type="string">
            <text:p>R=1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5">
            <text:p>15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9">
            <text:p>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4</text:p>
          </table:table-cell>
          <table:table-cell table:style-name="ce93"/>
          <table:table-cell table:style-name="ce95" office:value-type="string">
            <text:p>,k.Dm,notes=L3m-1-5-5m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9">
            <text:p>19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k.F#m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2">
            <text:p>12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3" office:value-type="string">
            <text:p>R=2 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6">
            <text:p>16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8">
            <text:p>2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practice 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/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3">
            <text:p>23</text:p>
          </table:table-cell>
          <table:table-cell table:style-name="ce91" office:value-type="float" office:value="5">
            <text:p>5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var,time=0.00~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5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4">
            <text:p>14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6</text:p>
          </table:table-cell>
          <table:table-cell table:style-name="ce93"/>
          <table:table-cell table:style-name="ce93" office:value-type="string">
            <text:p>,theme=random</text:p>
          </table:table-cell>
          <table:table-cell table:style-name="ce93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4">
            <text:p>2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7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f-6(--&gt; f-7),practice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8">
            <text:p>18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7</text:p>
          </table:table-cell>
          <table:table-cell table:style-name="ce93"/>
          <table:table-cell table:style-name="ce95" office:value-type="string">
            <text:p>,theme=random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2">
            <text:p>22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8</text:p>
          </table:table-cell>
          <table:table-cell table:style-name="ce93"/>
          <table:table-cell table:style-name="ce96" office:value-type="string">
            <text:p>,rando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7">
            <text:p>2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random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31">
            <text:p>31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genre=blues-like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2" office:value-type="float" office:value="3">
            <text:p>3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m-1</text:p>
          </table:table-cell>
          <table:table-cell table:style-name="ce93"/>
          <table:table-cell table:style-name="ce96" office:value-type="string">
            <text:p>(3) LH.movement-1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office:annotation office:display="true" draw:style-name="gr1" draw:text-style-name="P2" svg:width="2.899cm" svg:height="0.991cm" svg:x="21.948cm" svg:y="21.31cm" draw:caption-point-x="-0.672cm" draw:caption-point-y="0.246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6">
            <text:p>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rs-1</text:p>
          </table:table-cell>
          <table:table-cell table:style-name="ce93"/>
          <table:table-cell table:style-name="ce96" office:value-type="string">
            <text:p>,cp=1-5-6m-3m/4-1-4-5,k.D,k.F#m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research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4T11:41:17.35">
            <text:p>2019/11/14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f-6</text:p>
          </table:table-cell>
          <table:table-cell table:style-name="ce55" office:value-type="string">
            <text:p>practice </text:p>
          </table:table-cell>
          <table:table-cell table:style-name="ce55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1</text:p>
          </table:table-cell>
          <table:table-cell table:style-name="ce55" office:value-type="string">
            <text:p>play,ch.C=patt-1,ch.D=patt-1,t.70,k.C,memo+</text:p>
          </table:table-cell>
          <table:table-cell table:style-name="ce55" office:value-type="string">
            <text:p>R=1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play,eigen-memo=p.1_sec-2</text:p>
          </table:table-cell>
          <table:table-cell table:style-name="ce55" office:value-type="string">
            <text:p>R=2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genre=blues-like</text:p>
          </table:table-cell>
          <table:table-cell table:style-name="ce55" office:value-type="string">
            <text:p>R=3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8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76cm" draw:caption-point-x="-1.353cm" draw:caption-point-y="2.34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0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368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23)">
            <text:p>sn(423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0" office:value-type="float" office:value="1">
            <text:p>1</text:p>
          </table:table-cell>
          <table:table-cell table:style-name="ce102"/>
          <table:table-cell table:style-name="ce103" office:value-type="string">
            <text:p>f-1</text:p>
          </table:table-cell>
          <table:table-cell table:style-name="ce104"/>
          <table:table-cell table:style-name="ce102" office:value-type="string">
            <text:p>:m music / log / kb / || f-1 patterns chord=C:pattern-1,pattern-2 chord=D:pattern-1,pattern-2</text:p>
          </table:table-cell>
          <table:table-cell table:style-name="ce107" office:value-type="string">
            <text:p>2019-10-03_17-35-28_000.jpg</text:p>
          </table:table-cell>
          <table:table-cell table:style-name="ce101" office:value-type="string">
            <text:p>-</text:p>
          </table:table-cell>
          <table:table-cell table:style-name="ce102" office:value-type="string">
            <text:p>-</text:p>
          </table:table-cell>
          <table:table-cell table:style-name="ce108" office:value-type="date" office:date-value="2019-10-05T11:00:52.35">
            <text:p>2019/10/5 11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0" office:value-type="float" office:value="2">
            <text:p>2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0" office:value-type="float" office:value="3">
            <text:p>3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7" table:number-columns-repeated="2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4T11:41:17.53">
            <text:p>2019/11/14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cm" draw:caption-point-x="-1.353cm" draw:caption-point-y="2.34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0">
          <table:table-cell table:style-name="ce90" table:formula="of:=CONCATENATE(&quot;sn(&quot;;MAX(range_sn__vio);&quot;)&quot;)" office:value-type="string" office:string-value="sn(2)">
            <text:p>sn(2)</text:p>
          </table:table-cell>
          <table:table-cell table:style-name="ce90" office:value-type="string">
            <text:p>session num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109" office:value-type="float" office:value="1">
            <text:p>1</text:p>
          </table:table-cell>
          <table:table-cell table:style-name="ce111" office:value-type="float" office:value="1">
            <text:p>1</text:p>
          </table:table-cell>
          <table:table-cell table:style-name="ce112" office:value-type="string">
            <text:p>f-1</text:p>
          </table:table-cell>
          <table:table-cell table:style-name="ce109"/>
          <table:table-cell table:style-name="ce111" office:value-type="string">
            <text:p>k.G,R=1 </text:p>
          </table:table-cell>
          <table:table-cell table:style-name="ce113" office:value-type="string">
            <text:p>2019-09-08_18-47-39_000.jpg</text:p>
          </table:table-cell>
          <table:table-cell table:style-name="ce110" office:value-type="string">
            <text:p>frase</text:p>
          </table:table-cell>
          <table:table-cell table:style-name="ce111" office:value-type="float" office:value="1">
            <text:p>1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109" office:value-type="float" office:value="2">
            <text:p>2</text:p>
          </table:table-cell>
          <table:table-cell table:style-name="ce111" office:value-type="float" office:value="2">
            <text:p>2</text:p>
          </table:table-cell>
          <table:table-cell table:style-name="ce112" office:value-type="string">
            <text:p>te-1</text:p>
          </table:table-cell>
          <table:table-cell table:style-name="ce111"/>
          <table:table-cell table:style-name="ce111" office:value-type="string">
            <text:p>content=bounce-2-notes,R=2</text:p>
          </table:table-cell>
          <table:table-cell table:style-name="ce113" office:value-type="string">
            <text:p>2019-09-08_18-47-39_000.jpg</text:p>
          </table:table-cell>
          <table:table-cell table:style-name="ce109" office:value-type="string">
            <text:p>technique</text:p>
          </table:table-cell>
          <table:table-cell table:style-name="ce111" office:value-type="float" office:value="2">
            <text:p>2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9"/>
          <table:table-cell table:style-name="ce111" office:value-type="float" office:value="1">
            <text:p>1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rev, </text:p>
          </table:table-cell>
          <table:table-cell table:style-name="ce111"/>
          <table:table-cell table:style-name="ce113"/>
          <table:table-cell table:style-name="ce109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2">
            <text:p>2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1">
            <text:p>1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3">
            <text:p>3</text:p>
          </table:table-cell>
          <table:table-cell table:style-name="ce112" office:value-type="string">
            <text:p>f-45</text:p>
          </table:table-cell>
          <table:table-cell table:style-name="ce111"/>
          <table:table-cell table:style-name="ce111" office:value-type="string">
            <text:p>i.f.=f-4</text:p>
          </table:table-cell>
          <table:table-cell table:style-name="ce113"/>
          <table:table-cell table:style-name="ce110"/>
          <table:table-cell table:style-name="ce111" office:value-type="float" office:value="2">
            <text:p>2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4">
            <text:p>4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3">
            <text:p>3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5">
            <text:p>5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2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4">
            <text:p>4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6">
            <text:p>6</text:p>
          </table:table-cell>
          <table:table-cell table:style-name="ce112" office:value-type="string">
            <text:p>f-3</text:p>
          </table:table-cell>
          <table:table-cell table:style-name="ce111" office:value-type="string">
            <text:p>var-1</text:p>
          </table:table-cell>
          <table:table-cell table:style-name="ce111" office:value-type="string">
            <text:p>N+</text:p>
          </table:table-cell>
          <table:table-cell table:style-name="ce113"/>
          <table:table-cell table:style-name="ce110"/>
          <table:table-cell table:style-name="ce111" office:value-type="float" office:value="5">
            <text:p>5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4T11:41:17.69">
            <text:p>2019/11/14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1">
            <text:p>1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rev,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2">
            <text:p>2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3">
            <text:p>3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4">
            <text:p>4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5">
            <text:p>5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6">
            <text:p>6</text:p>
          </table:table-cell>
          <table:table-cell table:style-name="ce55" office:value-type="string">
            <text:p>f-3</text:p>
          </table:table-cell>
          <table:table-cell table:style-name="ce55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8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9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2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3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4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name="range_all_data" table:target-range-address="gt.A2:gt.I46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65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465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  <table:database-range table:target-range-address="notes_gt.A2:notes_gt.I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4">2019/11/14</text:date>, <text:time>11:41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1-14T11:41:14.95</dc:date>
    <dc:creator>iwabuchi ken</dc:creator>
    <meta:editing-duration>P4DT45M30S</meta:editing-duration>
    <meta:editing-cycles>426</meta:editing-cycles>
    <meta:generator>OpenOffice/4.1.3$Win32 OpenOffice.org_project/413m1$Build-9783</meta:generator>
    <meta:document-statistic meta:table-count="8" meta:cell-count="7154" meta:object-count="0"/>
    <meta:user-defined meta:name="sheets-banding"/>
    <meta:user-defined meta:name="sheets-original-selection"/>
  </office:meta>
</office:document-meta>
</file>